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4B249CA79A42C6D7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content.xml" manifest:media-type="text/xml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 style:protect="size"/>
    </style:style>
    <style:style style:name="gr2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start="Circle" draw:marker-end="Circle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Arrow" draw:marker-end="Arrow" draw:fill="none" draw:textarea-vertical-align="middle"/>
    </style:style>
    <style:style style:name="gr6" style:family="graphic" style:parent-style-name="standard">
      <style:graphic-properties draw:marker-start="Arrow" draw:marker-start-width="0.203cm" draw:marker-end="Arrow" draw:marker-end-width="0.203cm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217cm" svg:height="0.509cm" svg:x="3.675cm" svg:y="6.4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5.025cm" svg:y1="6.291cm" svg:x2="5.025cm" svg:y2="5.2cm">
          <text:p/>
        </draw:line>
        <draw:line draw:style-name="gr3" draw:text-style-name="P2" draw:layer="layout" svg:x1="4.9cm" svg:y1="5cm" svg:x2="9.1cm" svg:y2="5cm">
          <text:p/>
        </draw:line>
        <draw:line draw:style-name="gr3" draw:text-style-name="P2" draw:layer="layout" svg:x1="8.9cm" svg:y1="5cm" svg:x2="13.1cm" svg:y2="5cm">
          <text:p/>
        </draw:line>
        <draw:line draw:style-name="gr3" draw:text-style-name="P2" draw:layer="layout" svg:x1="12.9cm" svg:y1="5cm" svg:x2="17.1cm" svg:y2="5cm">
          <text:p/>
        </draw:line>
        <draw:frame draw:style-name="gr1" draw:text-style-name="P1" draw:layer="layout" svg:width="0.957cm" svg:height="0.47cm" svg:x="10.6cm" svg:y="6.1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4" draw:text-style-name="P2" draw:layer="layout" svg:x1="9cm" svg:y1="5cm" svg:x2="9cm" svg:y2="6.1cm">
          <text:p/>
        </draw:line>
        <draw:line draw:style-name="gr4" draw:text-style-name="P2" draw:layer="layout" svg:x1="13cm" svg:y1="5cm" svg:x2="13cm" svg:y2="6.1cm">
          <text:p/>
        </draw:line>
        <draw:line draw:style-name="gr5" draw:text-style-name="P2" draw:layer="layout" svg:x1="9cm" svg:y1="5.9cm" svg:x2="13cm" svg:y2="5.9cm">
          <text:p/>
        </draw:line>
        <draw:line draw:style-name="gr4" draw:text-style-name="P2" draw:layer="layout" svg:x1="3.3cm" svg:y1="3.991cm" svg:x2="18.25cm" svg:y2="3.991cm">
          <text:p/>
        </draw:line>
        <draw:line draw:style-name="gr4" draw:text-style-name="P2" draw:layer="layout" svg:x1="3.3cm" svg:y1="4.692cm" svg:x2="18.25cm" svg:y2="4.692cm">
          <text:p/>
        </draw:line>
        <draw:line draw:style-name="gr4" draw:text-style-name="P2" draw:layer="layout" svg:x1="3.3cm" svg:y1="3.401cm" svg:x2="3.3cm" svg:y2="4.692cm">
          <text:p/>
        </draw:line>
        <draw:line draw:style-name="gr4" draw:text-style-name="P2" draw:layer="layout" svg:x1="4.9cm" svg:y1="3.991cm" svg:x2="4.9cm" svg:y2="4.692cm">
          <text:p/>
        </draw:line>
        <draw:line draw:style-name="gr4" draw:text-style-name="P2" draw:layer="layout" svg:x1="7.9cm" svg:y1="3.991cm" svg:x2="7.9cm" svg:y2="4.692cm">
          <text:p/>
        </draw:line>
        <draw:line draw:style-name="gr4" draw:text-style-name="P2" draw:layer="layout" svg:x1="9.3cm" svg:y1="3.991cm" svg:x2="9.3cm" svg:y2="4.692cm">
          <text:p/>
        </draw:line>
        <draw:line draw:style-name="gr4" draw:text-style-name="P2" draw:layer="layout" svg:x1="12cm" svg:y1="3.991cm" svg:x2="12cm" svg:y2="4.692cm">
          <text:p/>
        </draw:line>
        <draw:line draw:style-name="gr4" draw:text-style-name="P2" draw:layer="layout" svg:x1="14.7cm" svg:y1="3.991cm" svg:x2="14.7cm" svg:y2="4.692cm">
          <text:p/>
        </draw:line>
        <draw:line draw:style-name="gr4" draw:text-style-name="P2" draw:layer="layout" svg:x1="18.25cm" svg:y1="3.401cm" svg:x2="18.25cm" svg:y2="4.692cm">
          <text:p/>
        </draw:line>
        <draw:frame draw:style-name="gr1" draw:text-style-name="P1" draw:layer="layout" svg:width="0.657cm" svg:height="0.53cm" svg:x="3.827cm" svg:y="4.0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0.658cm" svg:height="0.53cm" svg:x="6.2cm" svg:y="4.0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0.656cm" svg:height="0.53cm" svg:x="8.227cm" svg:y="4.0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0.657cm" svg:height="0.53cm" svg:x="10.327cm" svg:y="4.0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0.655cm" svg:height="0.53cm" svg:x="13.027cm" svg:y="4.09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0.652cm" svg:height="0.53cm" svg:x="16.1cm" svg:y="4.0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4.566cm" svg:height="1.14cm" svg:x="8.434cm" svg:y="2.2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3" draw:layer="layout" svg:x1="3.3cm" svg:y1="3.501cm" svg:x2="18.25cm" svg:y2="3.5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1-20T20:54:49</meta:creation-date>
    <meta:generator>LibreOffice/6.0.6.2$Linux_X86_64 LibreOffice_project/00m0$Build-2</meta:generator>
    <dc:date>2018-10-17T20:51:49.002115863</dc:date>
    <meta:editing-duration>PT1H30M44S</meta:editing-duration>
    <meta:editing-cycles>24</meta:editing-cycles>
    <meta:document-statistic meta:object-count="26"/>
  </office:meta>
</office:document-meta>
</file>

<file path=Object 1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2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3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4/content.xml><?xml version="1.0" encoding="utf-8"?>
<math xmlns="http://www.w3.org/1998/Math/MathML" display="block">
  <semantics>
    <msub>
      <mi>f</mi>
      <mn>3</mn>
    </msub>
    <annotation encoding="StarMath 5.0">f_3</annotation>
  </semantics>
</math>
</file>

<file path=Object 5/content.xml><?xml version="1.0" encoding="utf-8"?>
<math xmlns="http://www.w3.org/1998/Math/MathML" display="block">
  <semantics>
    <msub>
      <mi>f</mi>
      <mn>4</mn>
    </msub>
    <annotation encoding="StarMath 5.0">f_4</annotation>
  </semantics>
</math>
</file>

<file path=Object 6/content.xml><?xml version="1.0" encoding="utf-8"?>
<math xmlns="http://www.w3.org/1998/Math/MathML" display="block">
  <semantics>
    <msub>
      <mi>f</mi>
      <mn>5</mn>
    </msub>
    <annotation encoding="StarMath 5.0">f_5</annotation>
  </semantics>
</math>
</file>

<file path=Object 7/content.xml><?xml version="1.0" encoding="utf-8"?>
<math xmlns="http://www.w3.org/1998/Math/MathML" display="block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 display="block">
  <semantics>
    <mrow>
      <mrow>
        <mi>r</mi>
        <mo stretchy="false">∈</mo>
        <mo stretchy="false">[</mo>
      </mrow>
      <mn>0,</mn>
      <mrow>
        <mi>F</mi>
        <mo stretchy="false">/</mo>
        <mi>n</mi>
      </mrow>
      <mo stretchy="false">)</mo>
    </mrow>
    <annotation encoding="StarMath 5.0">r in \[ 0, {F} / {n}  \)</annotation>
  </semantics>
</math>
</file>

<file path=Object 9/content.xml><?xml version="1.0" encoding="utf-8"?>
<math xmlns="http://www.w3.org/1998/Math/MathML" display="block">
  <semantics>
    <mrow>
      <mi>F</mi>
      <mo stretchy="false">/</mo>
      <mi>n</mi>
    </mrow>
    <annotation encoding="StarMath 5.0">F / n </annotation>
  </semantics>
</math>
</file>